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25-07-02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027792" calcext:value-type="float">
            <text:p>201.0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25-04-08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012552" calcext:value-type="float">
            <text:p>201.0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25-01-07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012552" calcext:value-type="float">
            <text:p>201.0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24-10-08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21372" calcext:value-type="float">
            <text:p>201.2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24-07-16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979024" calcext:value-type="float">
            <text:p>200.9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24-04-17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95464" calcext:value-type="float">
            <text:p>200.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24-01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890632" calcext:value-type="float">
            <text:p>200.8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23-10-1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134472" calcext:value-type="float">
            <text:p>201.1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23-07-13 2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131424" calcext:value-type="float">
            <text:p>201.1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23-05-01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07656" calcext:value-type="float">
            <text:p>201.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23-01-0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98512" calcext:value-type="float">
            <text:p>200.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22-10-03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146664" calcext:value-type="float">
            <text:p>201.1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22-07-13 2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951592" calcext:value-type="float">
            <text:p>200.9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22-04-19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793096" calcext:value-type="float">
            <text:p>200.7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22-01-25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799192" calcext:value-type="float">
            <text:p>200.7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21-10-04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945496" calcext:value-type="float">
            <text:p>200.9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21-07-27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835768" calcext:value-type="float">
            <text:p>200.8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21-04-22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454768" calcext:value-type="float">
            <text:p>200.4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21-01-11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363328" calcext:value-type="float">
            <text:p>200.3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20-10-05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418192" calcext:value-type="float">
            <text:p>200.4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20-07-01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204832" calcext:value-type="float">
            <text:p>200.2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20-04-27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271888" calcext:value-type="float">
            <text:p>200.2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20-01-15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256648" calcext:value-type="float">
            <text:p>200.2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19-10-07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326752" calcext:value-type="float">
            <text:p>200.3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19-07-17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165208" calcext:value-type="float">
            <text:p>200.1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19-04-18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36028" calcext:value-type="float">
            <text:p>200.3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19-01-28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384664" calcext:value-type="float">
            <text:p>200.3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18-10-09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445624" calcext:value-type="float">
            <text:p>200.4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18-07-17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241408" calcext:value-type="float">
            <text:p>200.2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18-04-09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491344" calcext:value-type="float">
            <text:p>200.4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18-01-09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287128" calcext:value-type="float">
            <text:p>200.2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17-10-12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524872" calcext:value-type="float">
            <text:p>200.5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17-07-18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43648" calcext:value-type="float">
            <text:p>200.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17-04-19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58984" calcext:value-type="float">
            <text:p>200.6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17-01-18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81748" calcext:value-type="float">
            <text:p>200.8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16-10-17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95464" calcext:value-type="float">
            <text:p>200.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16-07-18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006456" calcext:value-type="float">
            <text:p>201.0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16-04-13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768712" calcext:value-type="float">
            <text:p>200.7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16-01-12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793096" calcext:value-type="float">
            <text:p>200.7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15-10-05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552304" calcext:value-type="float">
            <text:p>200.5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15-07-07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4984" calcext:value-type="float">
            <text:p>200.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15-04-15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13264" calcext:value-type="float">
            <text:p>200.6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15-01-06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49744" calcext:value-type="float">
            <text:p>200.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14-10-01 21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28504" calcext:value-type="float">
            <text:p>200.6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14-07-22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4984" calcext:value-type="float">
            <text:p>200.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14-04-16 2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10216" calcext:value-type="float">
            <text:p>200.6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14-01-07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546208" calcext:value-type="float">
            <text:p>200.5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13-10-29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58984" calcext:value-type="float">
            <text:p>200.6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13-07-03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591928" calcext:value-type="float">
            <text:p>200.5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13-04-10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317608" calcext:value-type="float">
            <text:p>200.3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13-01-07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34504" calcext:value-type="float">
            <text:p>200.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12-10-15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537064" calcext:value-type="float">
            <text:p>200.5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12-07-18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463912" calcext:value-type="float">
            <text:p>200.4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12-04-16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226168" calcext:value-type="float">
            <text:p>200.2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12-01-05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159112" calcext:value-type="float">
            <text:p>200.1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11-10-12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424288" calcext:value-type="float">
            <text:p>200.4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11-07-13 2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305416" calcext:value-type="float">
            <text:p>200.3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11-04-26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338944" calcext:value-type="float">
            <text:p>200.3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11-01-13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415144" calcext:value-type="float">
            <text:p>200.4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10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13264" calcext:value-type="float">
            <text:p>200.6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10-07-13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433432" calcext:value-type="float">
            <text:p>200.4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10-04-21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409048" calcext:value-type="float">
            <text:p>200.4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10-01-05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220072" calcext:value-type="float">
            <text:p>200.2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09-10-14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585832" calcext:value-type="float">
            <text:p>200.5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09-07-06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415144" calcext:value-type="float">
            <text:p>200.4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09-04-20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54316" calcext:value-type="float">
            <text:p>200.5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09-01-07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58888" calcext:value-type="float">
            <text:p>200.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08-11-13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13264" calcext:value-type="float">
            <text:p>200.6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08-09-29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722992" calcext:value-type="float">
            <text:p>200.7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08-07-08 2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594976" calcext:value-type="float">
            <text:p>200.5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08-04-28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351136" calcext:value-type="float">
            <text:p>200.3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08-01-07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281032" calcext:value-type="float">
            <text:p>200.2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07-09-27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576688" calcext:value-type="float">
            <text:p>200.5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07-07-12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46696" calcext:value-type="float">
            <text:p>200.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07-04-17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406" calcext:value-type="float">
            <text:p>200.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07-01-03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36028" calcext:value-type="float">
            <text:p>200.3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06-10-02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744328" calcext:value-type="float">
            <text:p>200.7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06-07-13 2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98608" calcext:value-type="float">
            <text:p>200.6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06-05-03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585832" calcext:value-type="float">
            <text:p>200.5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06-01-04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31552" calcext:value-type="float">
            <text:p>200.6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05-10-03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753472" calcext:value-type="float">
            <text:p>200.7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05-07-14 2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537064" calcext:value-type="float">
            <text:p>200.5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05-04-26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58888" calcext:value-type="float">
            <text:p>200.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05-01-13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503536" calcext:value-type="float">
            <text:p>200.5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04-09-28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07168" calcext:value-type="float">
            <text:p>200.6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04-07-06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500488" calcext:value-type="float">
            <text:p>200.5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04-05-17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515728" calcext:value-type="float">
            <text:p>200.5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04-04-15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439528" calcext:value-type="float">
            <text:p>200.4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04-01-14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348088" calcext:value-type="float">
            <text:p>200.3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03-10-08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348088" calcext:value-type="float">
            <text:p>200.3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03-06-30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168256" calcext:value-type="float">
            <text:p>200.1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03-04-14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326752" calcext:value-type="float">
            <text:p>200.3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03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839072" calcext:value-type="float">
            <text:p>199.8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02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06128" calcext:value-type="float">
            <text:p>199.9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02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805544" calcext:value-type="float">
            <text:p>199.8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02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43416" calcext:value-type="float">
            <text:p>199.5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02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18448" calcext:value-type="float">
            <text:p>199.4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01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09304" calcext:value-type="float">
            <text:p>199.4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01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87384" calcext:value-type="float">
            <text:p>199.2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01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83752" calcext:value-type="float">
            <text:p>199.1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01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8012" calcext:value-type="float">
            <text:p>199.0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00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868" calcext:value-type="float">
            <text:p>199.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00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31936" calcext:value-type="float">
            <text:p>199.1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00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98868" calcext:value-type="float">
            <text:p>198.9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00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85152" calcext:value-type="float">
            <text:p>198.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2000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839328" calcext:value-type="float">
            <text:p>198.8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99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869808" calcext:value-type="float">
            <text:p>198.8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99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693024" calcext:value-type="float">
            <text:p>198.6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99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741792" calcext:value-type="float">
            <text:p>198.7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99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702168" calcext:value-type="float">
            <text:p>198.7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98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778368" calcext:value-type="float">
            <text:p>198.7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98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747888" calcext:value-type="float">
            <text:p>198.7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98-04-07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778368" calcext:value-type="float">
            <text:p>198.7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98-01-14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796656" calcext:value-type="float">
            <text:p>198.7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98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702168" calcext:value-type="float">
            <text:p>198.7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97-10-06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888096" calcext:value-type="float">
            <text:p>198.8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97-08-28 2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991728" calcext:value-type="float">
            <text:p>198.9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97-07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13064" calcext:value-type="float">
            <text:p>199.0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97-04-10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53272" calcext:value-type="float">
            <text:p>199.1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97-01-13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53272" calcext:value-type="float">
            <text:p>199.1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96-10-09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09304" calcext:value-type="float">
            <text:p>199.4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96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59952" calcext:value-type="float">
            <text:p>199.2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96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7824" calcext:value-type="float">
            <text:p>199.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96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3252" calcext:value-type="float">
            <text:p>199.2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95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87384" calcext:value-type="float">
            <text:p>199.2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95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48928" calcext:value-type="float">
            <text:p>199.4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95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01328" calcext:value-type="float">
            <text:p>199.6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94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8492" calcext:value-type="float">
            <text:p>199.3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94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3732" calcext:value-type="float">
            <text:p>199.5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94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94648" calcext:value-type="float">
            <text:p>199.4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94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0872" calcext:value-type="float">
            <text:p>199.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9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7156" calcext:value-type="float">
            <text:p>199.1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93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53856" calcext:value-type="float">
            <text:p>199.2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93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12352" calcext:value-type="float">
            <text:p>199.4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93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55024" calcext:value-type="float">
            <text:p>199.4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93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8492" calcext:value-type="float">
            <text:p>199.3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92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20912" calcext:value-type="float">
            <text:p>199.3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92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58784" calcext:value-type="float">
            <text:p>199.0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92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885048" calcext:value-type="float">
            <text:p>198.8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91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976488" calcext:value-type="float">
            <text:p>198.9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91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37448" calcext:value-type="float">
            <text:p>199.0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91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98868" calcext:value-type="float">
            <text:p>198.9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91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811896" calcext:value-type="float">
            <text:p>198.8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91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689976" calcext:value-type="float">
            <text:p>198.6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90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7296" calcext:value-type="float">
            <text:p>198.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90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83628" calcext:value-type="float">
            <text:p>198.8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90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9244" calcext:value-type="float">
            <text:p>198.5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89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412608" calcext:value-type="float">
            <text:p>198.4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89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34528" calcext:value-type="float">
            <text:p>198.5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89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656448" calcext:value-type="float">
            <text:p>198.6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89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604632" calcext:value-type="float">
            <text:p>198.6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89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619872" calcext:value-type="float">
            <text:p>198.6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89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433944" calcext:value-type="float">
            <text:p>198.4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89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418704" calcext:value-type="float">
            <text:p>198.4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88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308976" calcext:value-type="float">
            <text:p>198.3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88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284592" calcext:value-type="float">
            <text:p>198.2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88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080376" calcext:value-type="float">
            <text:p>198.0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88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894448" calcext:value-type="float">
            <text:p>197.8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87-10-30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885304" calcext:value-type="float">
            <text:p>197.8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87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985888" calcext:value-type="float">
            <text:p>197.9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87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894448" calcext:value-type="float">
            <text:p>197.8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87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671944" calcext:value-type="float">
            <text:p>197.6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87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720712" calcext:value-type="float">
            <text:p>197.7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86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638416" calcext:value-type="float">
            <text:p>197.6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86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620128" calcext:value-type="float">
            <text:p>197.6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86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638416" calcext:value-type="float">
            <text:p>197.6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86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638416" calcext:value-type="float">
            <text:p>197.6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85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562216" calcext:value-type="float">
            <text:p>197.5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85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489064" calcext:value-type="float">
            <text:p>197.4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85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486016" calcext:value-type="float">
            <text:p>197.4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85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745096" calcext:value-type="float">
            <text:p>197.7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85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333616" calcext:value-type="float">
            <text:p>197.3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85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117208" calcext:value-type="float">
            <text:p>197.1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85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092824" calcext:value-type="float">
            <text:p>197.0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85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059296" calcext:value-type="float">
            <text:p>197.0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85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980048" calcext:value-type="float">
            <text:p>196.9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85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88556" calcext:value-type="float">
            <text:p>196.8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84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775832" calcext:value-type="float">
            <text:p>196.7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84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769736" calcext:value-type="float">
            <text:p>196.7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84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818504" calcext:value-type="float">
            <text:p>196.8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84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85508" calcext:value-type="float">
            <text:p>196.8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84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873368" calcext:value-type="float">
            <text:p>196.8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84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83984" calcext:value-type="float">
            <text:p>196.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84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041008" calcext:value-type="float">
            <text:p>197.0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84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178168" calcext:value-type="float">
            <text:p>197.1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84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333616" calcext:value-type="float">
            <text:p>197.3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84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379336" calcext:value-type="float">
            <text:p>197.3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84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376288" calcext:value-type="float">
            <text:p>197.3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84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345808" calcext:value-type="float">
            <text:p>197.3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83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412864" calcext:value-type="float">
            <text:p>197.4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83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604888" calcext:value-type="float">
            <text:p>197.6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83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742048" calcext:value-type="float">
            <text:p>197.7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83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787768" calcext:value-type="float">
            <text:p>197.7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83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894448" calcext:value-type="float">
            <text:p>197.8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83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116952" calcext:value-type="float">
            <text:p>198.1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83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205344" calcext:value-type="float">
            <text:p>198.2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83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220584" calcext:value-type="float">
            <text:p>198.2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83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83296" calcext:value-type="float">
            <text:p>198.5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83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443088" calcext:value-type="float">
            <text:p>198.4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8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436992" calcext:value-type="float">
            <text:p>198.4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82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4248" calcext:value-type="float">
            <text:p>198.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82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07096" calcext:value-type="float">
            <text:p>198.5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82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644256" calcext:value-type="float">
            <text:p>198.6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82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66864" calcext:value-type="float">
            <text:p>198.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82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650352" calcext:value-type="float">
            <text:p>198.6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82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641208" calcext:value-type="float">
            <text:p>198.6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82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711312" calcext:value-type="float">
            <text:p>198.7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82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711312" calcext:value-type="float">
            <text:p>198.7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81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689976" calcext:value-type="float">
            <text:p>198.6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81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674736" calcext:value-type="float">
            <text:p>198.6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81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796656" calcext:value-type="float">
            <text:p>198.7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81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830184" calcext:value-type="float">
            <text:p>198.8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81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872856" calcext:value-type="float">
            <text:p>198.8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81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772272" calcext:value-type="float">
            <text:p>198.7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81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68388" calcext:value-type="float">
            <text:p>198.6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81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711312" calcext:value-type="float">
            <text:p>198.7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81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616824" calcext:value-type="float">
            <text:p>198.6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81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616824" calcext:value-type="float">
            <text:p>198.6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81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49768" calcext:value-type="float">
            <text:p>198.5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80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58912" calcext:value-type="float">
            <text:p>198.5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80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656448" calcext:value-type="float">
            <text:p>198.6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80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689976" calcext:value-type="float">
            <text:p>198.6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80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817992" calcext:value-type="float">
            <text:p>198.8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80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741792" calcext:value-type="float">
            <text:p>198.7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80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677784" calcext:value-type="float">
            <text:p>198.6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80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708264" calcext:value-type="float">
            <text:p>198.7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80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717408" calcext:value-type="float">
            <text:p>198.7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80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647304" calcext:value-type="float">
            <text:p>198.6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80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635112" calcext:value-type="float">
            <text:p>198.6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80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95488" calcext:value-type="float">
            <text:p>198.5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9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74152" calcext:value-type="float">
            <text:p>198.5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9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63816" calcext:value-type="float">
            <text:p>198.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9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659496" calcext:value-type="float">
            <text:p>198.6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71436" calcext:value-type="float">
            <text:p>198.7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9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753984" calcext:value-type="float">
            <text:p>198.7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9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696072" calcext:value-type="float">
            <text:p>198.6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9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604632" calcext:value-type="float">
            <text:p>198.6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9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28432" calcext:value-type="float">
            <text:p>198.5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9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473568" calcext:value-type="float">
            <text:p>198.4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9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479664" calcext:value-type="float">
            <text:p>198.4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9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473568" calcext:value-type="float">
            <text:p>198.4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8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418704" calcext:value-type="float">
            <text:p>198.4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8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436992" calcext:value-type="float">
            <text:p>198.4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8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43672" calcext:value-type="float">
            <text:p>198.5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8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74152" calcext:value-type="float">
            <text:p>198.5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8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772" calcext:value-type="float">
            <text:p>198.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8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28432" calcext:value-type="float">
            <text:p>198.5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8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479664" calcext:value-type="float">
            <text:p>198.4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8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45528" calcext:value-type="float">
            <text:p>198.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8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354696" calcext:value-type="float">
            <text:p>198.3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8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400416" calcext:value-type="float">
            <text:p>198.4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8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33336" calcext:value-type="float">
            <text:p>198.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8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31812" calcext:value-type="float">
            <text:p>198.3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7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199248" calcext:value-type="float">
            <text:p>198.1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7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187056" calcext:value-type="float">
            <text:p>198.1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7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21144" calcext:value-type="float">
            <text:p>198.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7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24192" calcext:value-type="float">
            <text:p>198.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7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208392" calcext:value-type="float">
            <text:p>198.2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7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177912" calcext:value-type="float">
            <text:p>198.1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7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068184" calcext:value-type="float">
            <text:p>198.0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7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98284" calcext:value-type="float">
            <text:p>197.9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7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894448" calcext:value-type="float">
            <text:p>197.8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7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836536" calcext:value-type="float">
            <text:p>197.8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7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76948" calcext:value-type="float">
            <text:p>197.7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7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739" calcext:value-type="float">
            <text:p>197.7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6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69328" calcext:value-type="float">
            <text:p>197.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6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735952" calcext:value-type="float">
            <text:p>197.7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6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827392" calcext:value-type="float">
            <text:p>197.8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6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885304" calcext:value-type="float">
            <text:p>197.8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6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839584" calcext:value-type="float">
            <text:p>197.8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6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705472" calcext:value-type="float">
            <text:p>197.7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6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626224" calcext:value-type="float">
            <text:p>197.6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6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6628" calcext:value-type="float">
            <text:p>197.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6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674992" calcext:value-type="float">
            <text:p>197.6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5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6628" calcext:value-type="float">
            <text:p>197.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5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766432" calcext:value-type="float">
            <text:p>197.7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5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790816" calcext:value-type="float">
            <text:p>197.7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5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720712" calcext:value-type="float">
            <text:p>197.7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5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671944" calcext:value-type="float">
            <text:p>197.6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5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63232" calcext:value-type="float">
            <text:p>197.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674992" calcext:value-type="float">
            <text:p>197.6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4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623176" calcext:value-type="float">
            <text:p>197.6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4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739" calcext:value-type="float">
            <text:p>197.7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4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711568" calcext:value-type="float">
            <text:p>197.7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4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781672" calcext:value-type="float">
            <text:p>197.7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4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796912" calcext:value-type="float">
            <text:p>197.7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4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751192" calcext:value-type="float">
            <text:p>197.7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720712" calcext:value-type="float">
            <text:p>197.7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4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668896" calcext:value-type="float">
            <text:p>197.6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4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565264" calcext:value-type="float">
            <text:p>197.5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3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531736" calcext:value-type="float">
            <text:p>197.5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3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537832" calcext:value-type="float">
            <text:p>197.5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3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577456" calcext:value-type="float">
            <text:p>197.5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3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623176" calcext:value-type="float">
            <text:p>197.6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3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668896" calcext:value-type="float">
            <text:p>197.6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3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687184" calcext:value-type="float">
            <text:p>197.6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3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49516" calcext:value-type="float">
            <text:p>197.4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3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49516" calcext:value-type="float">
            <text:p>197.4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3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52564" calcext:value-type="float">
            <text:p>197.5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2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379336" calcext:value-type="float">
            <text:p>197.3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2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446392" calcext:value-type="float">
            <text:p>197.4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2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482968" calcext:value-type="float">
            <text:p>197.4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2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562216" calcext:value-type="float">
            <text:p>197.5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2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492112" calcext:value-type="float">
            <text:p>197.4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2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589648" calcext:value-type="float">
            <text:p>197.5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2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559168" calcext:value-type="float">
            <text:p>197.5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2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565264" calcext:value-type="float">
            <text:p>197.5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2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528688" calcext:value-type="float">
            <text:p>197.5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2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470776" calcext:value-type="float">
            <text:p>197.4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2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233032" calcext:value-type="float">
            <text:p>197.2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1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458584" calcext:value-type="float">
            <text:p>197.4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1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41896" calcext:value-type="float">
            <text:p>197.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1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568312" calcext:value-type="float">
            <text:p>197.5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1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650608" calcext:value-type="float">
            <text:p>197.6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1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641464" calcext:value-type="float">
            <text:p>197.6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1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63232" calcext:value-type="float">
            <text:p>197.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1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690232" calcext:value-type="float">
            <text:p>197.6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1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699376" calcext:value-type="float">
            <text:p>197.6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1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690232" calcext:value-type="float">
            <text:p>197.6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1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690232" calcext:value-type="float">
            <text:p>197.6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1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684136" calcext:value-type="float">
            <text:p>197.6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0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63232" calcext:value-type="float">
            <text:p>197.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0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598792" calcext:value-type="float">
            <text:p>197.5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0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674992" calcext:value-type="float">
            <text:p>197.6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0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732904" calcext:value-type="float">
            <text:p>197.7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0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775576" calcext:value-type="float">
            <text:p>197.7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0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806056" calcext:value-type="float">
            <text:p>197.8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0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796912" calcext:value-type="float">
            <text:p>197.7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0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790816" calcext:value-type="float">
            <text:p>197.7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0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687184" calcext:value-type="float">
            <text:p>197.6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0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644512" calcext:value-type="float">
            <text:p>197.6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0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638416" calcext:value-type="float">
            <text:p>197.6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70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54088" calcext:value-type="float">
            <text:p>197.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9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516496" calcext:value-type="float">
            <text:p>197.5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9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501256" calcext:value-type="float">
            <text:p>197.5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9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44944" calcext:value-type="float">
            <text:p>197.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9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49516" calcext:value-type="float">
            <text:p>197.4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9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5104" calcext:value-type="float">
            <text:p>197.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9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498208" calcext:value-type="float">
            <text:p>197.4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9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534784" calcext:value-type="float">
            <text:p>197.5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9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57136" calcext:value-type="float">
            <text:p>197.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9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671944" calcext:value-type="float">
            <text:p>197.6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9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818248" calcext:value-type="float">
            <text:p>197.8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9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812152" calcext:value-type="float">
            <text:p>197.8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8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95236" calcext:value-type="float">
            <text:p>197.9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8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888352" calcext:value-type="float">
            <text:p>197.8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8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934072" calcext:value-type="float">
            <text:p>197.9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8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979792" calcext:value-type="float">
            <text:p>197.9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8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062088" calcext:value-type="float">
            <text:p>198.0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8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068184" calcext:value-type="float">
            <text:p>198.0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8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101712" calcext:value-type="float">
            <text:p>198.1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8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080376" calcext:value-type="float">
            <text:p>198.0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8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98284" calcext:value-type="float">
            <text:p>197.9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8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99808" calcext:value-type="float">
            <text:p>197.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8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927976" calcext:value-type="float">
            <text:p>197.9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8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79996" calcext:value-type="float">
            <text:p>197.7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7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772528" calcext:value-type="float">
            <text:p>197.7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7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720712" calcext:value-type="float">
            <text:p>197.7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7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8152" calcext:value-type="float">
            <text:p>197.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7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839584" calcext:value-type="float">
            <text:p>197.8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7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836536" calcext:value-type="float">
            <text:p>197.8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7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985888" calcext:value-type="float">
            <text:p>197.9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217536" calcext:value-type="float">
            <text:p>198.2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7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199248" calcext:value-type="float">
            <text:p>198.1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7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098664" calcext:value-type="float">
            <text:p>198.0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7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99808" calcext:value-type="float">
            <text:p>197.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7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943216" calcext:value-type="float">
            <text:p>197.9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7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857872" calcext:value-type="float">
            <text:p>197.8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6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812152" calcext:value-type="float">
            <text:p>197.8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6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787768" calcext:value-type="float">
            <text:p>197.7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6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848728" calcext:value-type="float">
            <text:p>197.8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6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821296" calcext:value-type="float">
            <text:p>197.8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6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873112" calcext:value-type="float">
            <text:p>197.8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6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86092" calcext:value-type="float">
            <text:p>197.8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6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833488" calcext:value-type="float">
            <text:p>197.8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6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84568" calcext:value-type="float">
            <text:p>197.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6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84568" calcext:value-type="float">
            <text:p>197.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6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86092" calcext:value-type="float">
            <text:p>197.8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6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84568" calcext:value-type="float">
            <text:p>197.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6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836536" calcext:value-type="float">
            <text:p>197.8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6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87616" calcext:value-type="float">
            <text:p>197.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6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83044" calcext:value-type="float">
            <text:p>197.8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6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821296" calcext:value-type="float">
            <text:p>197.8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6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86092" calcext:value-type="float">
            <text:p>197.8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6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79996" calcext:value-type="float">
            <text:p>197.7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6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827392" calcext:value-type="float">
            <text:p>197.8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6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79996" calcext:value-type="float">
            <text:p>197.7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6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803008" calcext:value-type="float">
            <text:p>197.8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6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763384" calcext:value-type="float">
            <text:p>197.7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6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778624" calcext:value-type="float">
            <text:p>197.7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6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711568" calcext:value-type="float">
            <text:p>197.7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6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763384" calcext:value-type="float">
            <text:p>197.7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6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75424" calcext:value-type="float">
            <text:p>197.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711568" calcext:value-type="float">
            <text:p>197.7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6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70852" calcext:value-type="float">
            <text:p>197.7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6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717664" calcext:value-type="float">
            <text:p>197.7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6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665848" calcext:value-type="float">
            <text:p>197.6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6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69328" calcext:value-type="float">
            <text:p>197.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6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684136" calcext:value-type="float">
            <text:p>197.6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6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644512" calcext:value-type="float">
            <text:p>197.6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6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629272" calcext:value-type="float">
            <text:p>197.6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6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604888" calcext:value-type="float">
            <text:p>197.6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6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610984" calcext:value-type="float">
            <text:p>197.6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6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63232" calcext:value-type="float">
            <text:p>197.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577456" calcext:value-type="float">
            <text:p>197.5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562216" calcext:value-type="float">
            <text:p>197.5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6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620128" calcext:value-type="float">
            <text:p>197.6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6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604888" calcext:value-type="float">
            <text:p>197.6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6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592696" calcext:value-type="float">
            <text:p>197.5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6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55612" calcext:value-type="float">
            <text:p>197.5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6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52564" calcext:value-type="float">
            <text:p>197.5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6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562216" calcext:value-type="float">
            <text:p>197.5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6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54088" calcext:value-type="float">
            <text:p>197.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6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54088" calcext:value-type="float">
            <text:p>197.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6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534784" calcext:value-type="float">
            <text:p>197.5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6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473824" calcext:value-type="float">
            <text:p>197.4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6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534784" calcext:value-type="float">
            <text:p>197.5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5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470776" calcext:value-type="float">
            <text:p>197.4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5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440296" calcext:value-type="float">
            <text:p>197.4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5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498208" calcext:value-type="float">
            <text:p>197.4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5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443344" calcext:value-type="float">
            <text:p>197.4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5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437248" calcext:value-type="float">
            <text:p>197.4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5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47992" calcext:value-type="float">
            <text:p>197.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5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467728" calcext:value-type="float">
            <text:p>197.4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5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422008" calcext:value-type="float">
            <text:p>197.4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5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409816" calcext:value-type="float">
            <text:p>197.4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5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46468" calcext:value-type="float">
            <text:p>197.4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5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473824" calcext:value-type="float">
            <text:p>197.4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5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46468" calcext:value-type="float">
            <text:p>197.4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5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489064" calcext:value-type="float">
            <text:p>197.4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5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519544" calcext:value-type="float">
            <text:p>197.5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5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553072" calcext:value-type="float">
            <text:p>197.5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5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595744" calcext:value-type="float">
            <text:p>197.5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5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57136" calcext:value-type="float">
            <text:p>197.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5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61708" calcext:value-type="float">
            <text:p>197.6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5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668896" calcext:value-type="float">
            <text:p>197.6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699376" calcext:value-type="float">
            <text:p>197.6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5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684136" calcext:value-type="float">
            <text:p>197.6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5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72376" calcext:value-type="float">
            <text:p>197.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5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699376" calcext:value-type="float">
            <text:p>197.6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5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75424" calcext:value-type="float">
            <text:p>197.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5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75424" calcext:value-type="float">
            <text:p>197.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5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796912" calcext:value-type="float">
            <text:p>197.7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5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787768" calcext:value-type="float">
            <text:p>197.7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5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803008" calcext:value-type="float">
            <text:p>197.8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5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836536" calcext:value-type="float">
            <text:p>197.8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5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84568" calcext:value-type="float">
            <text:p>197.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5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900544" calcext:value-type="float">
            <text:p>197.9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5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894448" calcext:value-type="float">
            <text:p>197.8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5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8914" calcext:value-type="float">
            <text:p>197.8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5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12" calcext:value-type="float">
            <text:p>198.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5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138288" calcext:value-type="float">
            <text:p>198.1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5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153528" calcext:value-type="float">
            <text:p>198.1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5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068184" calcext:value-type="float">
            <text:p>198.0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4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031608" calcext:value-type="float">
            <text:p>198.0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4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10476" calcext:value-type="float">
            <text:p>198.1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4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193152" calcext:value-type="float">
            <text:p>198.1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4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275448" calcext:value-type="float">
            <text:p>198.2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4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345552" calcext:value-type="float">
            <text:p>198.3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4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595488" calcext:value-type="float">
            <text:p>198.5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4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403464" calcext:value-type="float">
            <text:p>198.4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3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162672" calcext:value-type="float">
            <text:p>198.1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3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144384" calcext:value-type="float">
            <text:p>198.1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3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16572" calcext:value-type="float">
            <text:p>198.1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3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296784" calcext:value-type="float">
            <text:p>198.2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3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345552" calcext:value-type="float">
            <text:p>198.3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3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336408" calcext:value-type="float">
            <text:p>198.3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3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421752" calcext:value-type="float">
            <text:p>198.4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3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418704" calcext:value-type="float">
            <text:p>198.4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330312" calcext:value-type="float">
            <text:p>198.3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299832" calcext:value-type="float">
            <text:p>198.2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3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174864" calcext:value-type="float">
            <text:p>198.1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3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132192" calcext:value-type="float">
            <text:p>198.1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2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068184" calcext:value-type="float">
            <text:p>198.0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2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065136" calcext:value-type="float">
            <text:p>198.0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2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055992" calcext:value-type="float">
            <text:p>198.0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2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1962" calcext:value-type="float">
            <text:p>198.1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2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269352" calcext:value-type="float">
            <text:p>198.2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2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354696" calcext:value-type="float">
            <text:p>198.3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2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372984" calcext:value-type="float">
            <text:p>198.3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2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330312" calcext:value-type="float">
            <text:p>198.3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1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248016" calcext:value-type="float">
            <text:p>198.2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1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159624" calcext:value-type="float">
            <text:p>198.1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1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171816" calcext:value-type="float">
            <text:p>198.1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1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25716" calcext:value-type="float">
            <text:p>198.2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1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2724" calcext:value-type="float">
            <text:p>198.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1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238872" calcext:value-type="float">
            <text:p>198.2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1962" calcext:value-type="float">
            <text:p>198.1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1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116952" calcext:value-type="float">
            <text:p>198.1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1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025512" calcext:value-type="float">
            <text:p>198.0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1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946264" calcext:value-type="float">
            <text:p>197.9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0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943216" calcext:value-type="float">
            <text:p>197.9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0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918832" calcext:value-type="float">
            <text:p>197.9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0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995032" calcext:value-type="float">
            <text:p>197.9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0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065136" calcext:value-type="float">
            <text:p>198.0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0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5104" calcext:value-type="float">
            <text:p>197.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0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123048" calcext:value-type="float">
            <text:p>198.1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0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080376" calcext:value-type="float">
            <text:p>198.0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60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001128" calcext:value-type="float">
            <text:p>198.0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59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809104" calcext:value-type="float">
            <text:p>197.8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59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751192" calcext:value-type="float">
            <text:p>197.7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59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848728" calcext:value-type="float">
            <text:p>197.8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59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976744" calcext:value-type="float">
            <text:p>197.9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59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022464" calcext:value-type="float">
            <text:p>198.0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59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049896" calcext:value-type="float">
            <text:p>198.0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59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055992" calcext:value-type="float">
            <text:p>198.0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59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031608" calcext:value-type="float">
            <text:p>198.0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59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927976" calcext:value-type="float">
            <text:p>197.9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59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8914" calcext:value-type="float">
            <text:p>197.8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59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735952" calcext:value-type="float">
            <text:p>197.7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59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760336" calcext:value-type="float">
            <text:p>197.7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58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705472" calcext:value-type="float">
            <text:p>197.7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58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626224" calcext:value-type="float">
            <text:p>197.6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58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717664" calcext:value-type="float">
            <text:p>197.7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58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818248" calcext:value-type="float">
            <text:p>197.8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58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842632" calcext:value-type="float">
            <text:p>197.8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58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92188" calcext:value-type="float">
            <text:p>197.9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5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979792" calcext:value-type="float">
            <text:p>197.9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58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05904" calcext:value-type="float">
            <text:p>198.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58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979792" calcext:value-type="float">
            <text:p>197.9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58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888352" calcext:value-type="float">
            <text:p>197.8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58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638416" calcext:value-type="float">
            <text:p>197.6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57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659752" calcext:value-type="float">
            <text:p>197.6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57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894448" calcext:value-type="float">
            <text:p>197.8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57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909688" calcext:value-type="float">
            <text:p>197.9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56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641464" calcext:value-type="float">
            <text:p>197.6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56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882256" calcext:value-type="float">
            <text:p>197.8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56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72376" calcext:value-type="float">
            <text:p>197.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55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8152" calcext:value-type="float">
            <text:p>197.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54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44944" calcext:value-type="float">
            <text:p>197.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54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623176" calcext:value-type="float">
            <text:p>197.6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54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696328" calcext:value-type="float">
            <text:p>197.6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54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370192" calcext:value-type="float">
            <text:p>197.3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53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324472" calcext:value-type="float">
            <text:p>197.3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53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315328" calcext:value-type="float">
            <text:p>197.3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53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400672" calcext:value-type="float">
            <text:p>197.4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53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425056" calcext:value-type="float">
            <text:p>197.4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53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5104" calcext:value-type="float">
            <text:p>197.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53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516496" calcext:value-type="float">
            <text:p>197.5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53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589648" calcext:value-type="float">
            <text:p>197.5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53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52564" calcext:value-type="float">
            <text:p>197.5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53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498208" calcext:value-type="float">
            <text:p>197.4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53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446392" calcext:value-type="float">
            <text:p>197.4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53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382384" calcext:value-type="float">
            <text:p>197.3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53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306184" calcext:value-type="float">
            <text:p>197.3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52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059296" calcext:value-type="float">
            <text:p>197.0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52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257416" calcext:value-type="float">
            <text:p>197.2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52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324472" calcext:value-type="float">
            <text:p>197.3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52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428104" calcext:value-type="float">
            <text:p>197.4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5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52564" calcext:value-type="float">
            <text:p>197.5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52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55612" calcext:value-type="float">
            <text:p>197.5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52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4248" calcext:value-type="float">
            <text:p>198.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52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4248" calcext:value-type="float">
            <text:p>198.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52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4248" calcext:value-type="float">
            <text:p>198.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52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559168" calcext:value-type="float">
            <text:p>197.5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51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108064" calcext:value-type="float">
            <text:p>197.1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51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111112" calcext:value-type="float">
            <text:p>197.1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51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126352" calcext:value-type="float">
            <text:p>197.1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51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165976" calcext:value-type="float">
            <text:p>197.1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51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141592" calcext:value-type="float">
            <text:p>197.1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51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19036" calcext:value-type="float">
            <text:p>197.1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51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17512" calcext:value-type="float">
            <text:p>197.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51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187312" calcext:value-type="float">
            <text:p>197.1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51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245224" calcext:value-type="float">
            <text:p>197.2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51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991984" calcext:value-type="float">
            <text:p>197.9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51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440296" calcext:value-type="float">
            <text:p>197.4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51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717664" calcext:value-type="float">
            <text:p>197.7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51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385432" calcext:value-type="float">
            <text:p>197.3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51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470776" calcext:value-type="float">
            <text:p>197.4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51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425056" calcext:value-type="float">
            <text:p>197.4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51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458584" calcext:value-type="float">
            <text:p>197.4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51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354952" calcext:value-type="float">
            <text:p>197.3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51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519544" calcext:value-type="float">
            <text:p>197.5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51-07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537832" calcext:value-type="float">
            <text:p>197.5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51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562216" calcext:value-type="float">
            <text:p>197.5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51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54088" calcext:value-type="float">
            <text:p>197.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51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598792" calcext:value-type="float">
            <text:p>197.5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51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574408" calcext:value-type="float">
            <text:p>197.5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51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577456" calcext:value-type="float">
            <text:p>197.5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51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55612" calcext:value-type="float">
            <text:p>197.5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51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592696" calcext:value-type="float">
            <text:p>197.5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51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531736" calcext:value-type="float">
            <text:p>197.5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51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522592" calcext:value-type="float">
            <text:p>197.5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51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614032" calcext:value-type="float">
            <text:p>197.6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51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565264" calcext:value-type="float">
            <text:p>197.5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51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333616" calcext:value-type="float">
            <text:p>197.3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51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504304" calcext:value-type="float">
            <text:p>197.5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50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260464" calcext:value-type="float">
            <text:p>197.2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50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23608" calcext:value-type="float">
            <text:p>197.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50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086728" calcext:value-type="float">
            <text:p>197.0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50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376288" calcext:value-type="float">
            <text:p>197.3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50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257416" calcext:value-type="float">
            <text:p>197.2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50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226936" calcext:value-type="float">
            <text:p>197.2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50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165976" calcext:value-type="float">
            <text:p>197.1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50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19036" calcext:value-type="float">
            <text:p>197.1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50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40372" calcext:value-type="float">
            <text:p>197.4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336113064201</text:p>
          </table:table-cell>
          <table:table-cell office:value-type="string" calcext:value-type="string">
            <text:p>01N 29E 30BBD1 <text:s text:c="14"/>USGS 11</text:p>
          </table:table-cell>
          <table:table-cell office:value-type="string" calcext:value-type="string">
            <text:p>1950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7.2056" calcext:value-type="float">
            <text:p>197.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9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624" meta:object-count="0"/>
    <meta:user-defined meta:name="AppVersion">3.0</meta:user-defined>
  </office:meta>
</office:document-meta>
</file>